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DC620000DC51E36FB201.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text-properties style:font-name="Times New Roman1" fo:font-size="16pt" fo:font-weight="bold" style:font-size-asian="16pt" style:font-weight-asian="bold" style:font-size-complex="16pt" style:font-weight-complex="bold"/>
    </style:style>
    <style:style style:name="P5" style:family="paragraph" style:parent-style-name="Text_20_body">
      <style:text-properties style:font-name="Times New Roman1" fo:font-weight="bold" style:font-weight-asian="bold" style:font-weight-complex="bold"/>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font-name="Courier 10 pitch"/>
    </style:style>
    <style:style style:name="P15" style:family="paragraph" style:parent-style-name="Text_20_body">
      <style:paragraph-properties fo:text-align="center" style:justify-single-word="false"/>
      <style:text-properties fo:font-size="20pt" style:font-size-asian="20pt" style:font-size-complex="20pt"/>
    </style:style>
    <style:style style:name="P16" style:family="paragraph" style:parent-style-name="Text_20_body">
      <style:text-properties style:font-name="Courier 12 pitch"/>
    </style:style>
    <style:style style:name="P17" style:family="paragraph" style:parent-style-name="Text_20_body">
      <style:text-properties style:font-name="Courier 10 Pitch1"/>
    </style:style>
    <style:style style:name="P18" style:family="paragraph" style:parent-style-name="Text_20_body">
      <style:paragraph-properties fo:margin-left="0.4925in" fo:margin-right="0in" fo:margin-top="0in" fo:margin-bottom="0in" fo:text-indent="0in"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Code">
      <style:text-properties style:font-name="Courier 10 Pitch1"/>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fo:font-weight="normal" style:font-weight-asian="normal" style:font-weight-complex="normal"/>
    </style:style>
    <style:style style:name="P27" style:family="paragraph" style:parent-style-name="Code">
      <style:paragraph-properties fo:margin-left="0in" fo:margin-right="0in" fo:text-indent="0in" style:auto-text-indent="false"/>
    </style:style>
    <style:style style:name="P28" style:family="paragraph" style:parent-style-name="Code">
      <style:paragraph-properties fo:margin-left="0in" fo:margin-right="0in" fo:text-indent="0in" style:auto-text-indent="false"/>
      <style:text-properties style:font-name="Times New Roman1"/>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style:font-name="Courier New" fo:font-style="normal" style:font-style-asian="normal" style:font-style-complex="normal"/>
    </style:style>
    <style:style style:name="P31" style:family="paragraph" style:parent-style-name="Text_20_Body">
      <style:text-properties style:font-name="Courier 10 Pitch1" fo:font-style="normal" style:font-style-asian="normal" style:font-style-complex="normal"/>
    </style:style>
    <style:style style:name="P32" style:family="paragraph" style:parent-style-name="Text_20_body" style:master-page-name="Title_20_page">
      <style:paragraph-properties style:page-number="auto"/>
    </style:style>
    <style:style style:name="P33"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34" style:family="paragraph" style:parent-style-name="Text_20_body" style:master-page-name="Blank_20_left_20_page">
      <style:paragraph-properties style:page-number="auto"/>
    </style:style>
    <style:style style:name="P35" style:family="paragraph" style:parent-style-name="Text_20_body" style:list-style-name="L1"/>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2">
      <style:text-properties fo:font-weight="normal" style:font-weight-asian="normal" style:font-weight-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text-properties style:font-name="Times New Roman1" fo:font-weight="normal" style:font-weight-asian="normal" style:font-weight-complex="normal"/>
    </style:style>
    <style:style style:name="P41" style:family="paragraph" style:parent-style-name="Text_20_body">
      <style:paragraph-properties fo:text-align="start" style:justify-single-word="false"/>
    </style:style>
    <style:style style:name="P42" style:family="paragraph" style:parent-style-name="Text_20_body">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1"/>
    </style:style>
    <style:style style:name="T10" style:family="text">
      <style:text-properties style:font-name="Courier 10 Pitch1" fo:font-style="normal" style:font-style-asian="normal" style:font-style-complex="normal"/>
    </style:style>
    <style:style style:name="T11" style:family="text">
      <style:text-properties style:font-name="Courier 10 Pitch1"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Times New Roman1"/>
    </style:style>
    <style:style style:name="T15" style:family="text">
      <style:text-properties style:font-name="Courier 10 pitch"/>
    </style:style>
    <style:style style:name="T16" style:family="text">
      <style:text-properties fo:font-size="16pt" style:font-size-asian="16pt" style:font-size-complex="16pt"/>
    </style:style>
    <style:style style:name="T17" style:family="text">
      <style:text-properties style:text-position="super 58%" fo:font-style="normal" style:font-size-asian="10.5pt" style:font-style-asian="normal" style:font-style-complex="normal"/>
    </style:style>
    <style:style style:name="T18" style:family="text">
      <style:text-properties fo:font-size="22pt" style:font-size-asian="22pt" style:font-size-complex="22pt"/>
    </style:style>
    <style:style style:name="T19" style:family="text">
      <style:text-properties style:font-name="Nimbus Roman No9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P6">Getting Started with</text:p>
      <text:p text:style-name="P6"><text:s/>Numerical Computation in</text:p>
      <text:p text:style-name="P6">MADNESS</text:p>
      <text:p text:style-name="P15"><draw:frame draw:style-name="fr1" draw:name="graphics1" text:anchor-type="paragraph" svg:x="0.4972in" svg:y="0.2555in" svg:width="5.6728in" svg:height="4.0445in" draw:z-index="0"><draw:image xlink:href="Pictures/200000070000DC620000DC51E36FB201.svm" xlink:type="simple" xlink:show="embed" xlink:actuate="onLoad"/></draw:frame>Need a revised picture of texts</text:p>
      <text:p text:style-name="P15"/>
      <text:p text:style-name="P7">Last <text:s/>modification: 1/7/2010</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8">Robert J. Harrison</text:p>
      <text:p text:style-name="P18">Oak Ridge National Laboratory</text:p>
      <text:p text:style-name="P18">One Bethel Valley Road</text:p>
      <text:p text:style-name="P18">P.O. Box 2008, MS-6367</text:p>
      <text:p text:style-name="P18">Oak Ridge, TN 37831</text:p>
      <text:p text:style-name="P18"/>
      <text:p text:style-name="P18">email: harrisonrj@ornl.gov </text:p>
      <text:p text:style-name="P18">tel: 865-241-3937</text:p>
      <text:p text:style-name="P3"><text:tab/>fax: 865-572-0680</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1</text:p>
          <text:p text:style-name="P23">2 <text:s/>A few basics <text:tab/>2</text:p>
          <text:p text:style-name="P23">3 <text:s/>From math to C++ to numerical computation <text:tab/>2</text:p>
          <text:p text:style-name="P24">3.1 <text:s/>Step 1 – translating from math to C++ <text:tab/>2</text:p>
          <text:p text:style-name="P24">3.2 <text:s/>Steps 2, 3 and 7 – initializing and finalizing the MADNESS environment <text:tab/>3</text:p>
          <text:p text:style-name="P24">3.3 <text:s/>Step 4 – generating a numerical representation <text:tab/>4</text:p>
          <text:p text:style-name="P24">3.4 <text:s/>Step 5 – computing the integral <text:tab/>4</text:p>
          <text:p text:style-name="P24">3.5 <text:s/>Step 6 – printing the result <text:tab/>5</text:p>
          <text:p text:style-name="P24">3.6 <text:s/>The complete program <text:tab/>5</text:p>
          <text:p text:style-name="P24">3.7 <text:s/>Step 8 – compiling your program <text:tab/>6</text:p>
          <text:p text:style-name="P24">3.8 <text:s/>Step 9 – running your program <text:tab/>6</text:p>
          <text:p text:style-name="P22">3.8.1 <text:s/>On a single workstation or laptop<text:tab/>6</text:p>
          <text:p text:style-name="P22">3.8.2 <text:s/>On a parallel computer<text:tab/>6</text:p>
          <text:p text:style-name="P23">4 <text:s/>Differentiation, inner products, multiplication – e.g., energy hydrogen atom <text:tab/>6</text:p>
          <text:p text:style-name="P23">5 <text:s/>Integral operators – e.g., solution of Poisson’s equation <text:tab/>7</text:p>
          <text:p text:style-name="P23">6 <text:s/>Operations on vectors of functions – e.g., calculating eigen functions <text:tab/>7</text:p>
          <text:p text:style-name="P23">7 <text:s/>Moving functions to/from disk <text:tab/>7</text:p>
          <text:p text:style-name="P23">8 <text:s/>Plotting <text:tab/>7</text:p>
          <text:p text:style-name="P24">8.1 <text:s/>OpenDX <text:tab/>7</text:p>
          <text:p text:style-name="P24">8.2 <text:s/>Line plots <text:tab/>8</text:p>
          <text:p text:style-name="P24">8.3 <text:s/>VTK format and Paraview <text:tab/>8</text:p>
          <text:p text:style-name="P23">9 <text:s/>Load and memory balancing <text:tab/>8</text:p>
          <text:p text:style-name="P23">10 <text:s/>How to “think” MADNESS <text:tab/>8</text:p>
          <text:p text:style-name="P24">10.1 <text:s/>Solve the integral equation <text:tab/>8</text:p>
          <text:p text:style-name="P24">10.2 <text:s/>Carefully analyze discontinuities, noise, singularities, and asymptotic forms <text:tab/>9</text:p>
          <text:p text:style-name="P24">10.3 <text:s/>Robustly trade precision for speed <text:tab/>11</text:p>
          <text:p text:style-name="P24">10.4 <text:s/>Choice of polynomial order (k) <text:tab/>11</text:p>
          <text:p text:style-name="P23">11 <text:s/>Environment variables <text:tab/>11</text:p>
          <text:p text:style-name="P23">12 <text:s/>Troubleshooting. <text:tab/>11</text:p>
          <text:p text:style-name="P23">13 <text:s/>Viewing and editing this document <text:tab/>11</text:p>
        </text:index-body>
      </text:table-of-content>
      <text:p text:style-name="P3"/>
      <text:p text:style-name="P3"/>
      <text:p text:style-name="P3"/>
      <text:p text:style-name="P34"/>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xml:id="list874014171" text:style-name="L1">
        <text:list-item>
          <text:p text:style-name="P35">raising the level of composition of scientific applications, making it faster/easier to craft robust/correct solutions to new problems,</text:p>
        </text:list-item>
        <text:list-item>
          <text:p text:style-name="P35">computing using functions and operators instead of just numbers, vectors and matrices,</text:p>
        </text:list-item>
        <text:list-item>
          <text:p text:style-name="P35">providing fast and accurate solutions for a variety of differential and integral equations in 1 to 6 dimensions (and perhaps higher), and</text:p>
        </text:list-item>
        <text:list-item>
          <text:p text:style-name="P35">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9"><draw:frame draw:style-name="fr2" draw:name="Object10" text:anchor-type="as-char" svg:width="2.011in" svg:height="0.5028in" draw:z-index="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20">(<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16">(Check the Dx operator with the new derivative) </text:span>where <text:span text:style-name="T3">psi</text:span> is a 3-D function, <text:span text:style-name="T3">Dx(psi)</text:span> takes the Laplacian of <text:span text:style-name="T3">psi</text:span>. <text:s/>The <text:span text:style-name="T3">inner</text:span> operators performs the L2 inner product of the functions.</text:p>
      <text:p text:style-name="Text_20_body">There is, of course, an underlying representation and approximation using bases and grids, and they're adapting and refining automatically to satisfy the requested precision – but you don’t have to think about this until efficiency or memory use until it becomes a concern, if ever. Within MADNESS you can apply not just differential operators but also integral operators. <text:s text:c="2"/>Important and common convolution operators with physically <text:soft-page-break/>relevant Green functions (e.g., Coulomb, bound-state Helmholtz, free-particle quantum propagator) are built in.</text:p>
      <text:p text:style-name="Text_20_body"><text:s/>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10">Other advantages of MADNESS</text:p>
      <text:list xml:id="list1996143376" text:style-name="L2">
        <text:list-item>
          <text:p text:style-name="P36">No licensing fees. <text:s/><text:span text:style-name="T12">MADNESS is free for everyone to use and distribute at no cost. <text:s/></text:span></text:p>
        </text:list-item>
        <text:list-item>
          <text:p text:style-name="P36">Open source. <text:s/><text:span text:style-name="T12">You can distribute, copy and modify the software as much as you wish, in accordance with Open Source licenses GPL 2. <text:s/>The details are in the file, LICENSE, of the top level directory of the MADNESS distribution.</text:span></text:p>
        </text:list-item>
        <text:list-item>
          <text:p text:style-name="P36">Cross-platforms. <text:s/><text:span text:style-name="T12">MADNESS has been tested and runs on several hardware architectures and under multiple operating systems, such as Linux (Ubuntu v#, RedHat v#), and Mac OS X using the GCC compilers version 4.4 or above. <text:s/>For the massively parallel platforms:</text:span></text:p>
          <text:list>
            <text:list-item>
              <text:p text:style-name="P37">Cray XT-5 (using GCC 4.4+, Intel icc (version xxx), Pathscale (version xxx) and Portland Group (pgcc))</text:p>
            </text:list-item>
            <text:list-item>
              <text:p text:style-name="P37">IBM BlueGene P with Suse and gcc,</text:p>
            </text:list-item>
          </text:list>
          <text:p text:style-name="P37">and</text:p>
          <text:list>
            <text:list-item>
              <text:p text:style-name="P37">Clusters using MPI and pthread. <text:s/>We've only performed extensive testing with mpich version </text:p>
            </text:list-item>
          </text:list>
          <text:p text:style-name="P37">The project Wiki and the INSTALL file in the top level MADNESS directory has addition details for different types of configurations.</text:p>
        </text:list-item>
        <text:list-item>
          <text:p text:style-name="P36">Consistent data movement interface. <text:s/><text:span text:style-name="T12">All of the libraries use the same interfaces for inter-processor and inter-thread provided in the world directory.</text:span></text:p>
        </text:list-item>
      </text:list>
      <text:p text:style-name="P11">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xml:id="list272820210" text:style-name="L3">
        <text:list-item>
          <text:p text:style-name="P38">the <text:span text:style-name="T9">doc</text:span> directory,</text:p>
        </text:list-item>
        <text:list-item>
          <text:p text:style-name="P38">the <text:a xlink:type="simple" xlink:href="http://www.doxygen.org/"><text:span text:style-name="T9">doxygen</text:span></text:a> generated documentation, and</text:p>
        </text:list-item>
        <text:list-item>
          <text:p text:style-name="P38">the <text:s/><text:a xlink:type="simple" xlink:href="http://code.google.com/p/m-a-d-n-e-s-s/">project wiki</text:a>.</text:p>
        </text:list-item>
      </text:list>
      <text:p text:style-name="Text_20_body"><text:soft-page-break/>For basic computing with MADNESS functions, the only header file that you should need to include is <text:span text:style-name="T9">&lt;mra/mra.h&gt;</text:span>. Advanced programs may need a few others. You should include the directory in the include path to avoid possible conflicts with similarly named files from other packages. <text:s/>In the following examples, let <text:span text:style-name="T9">MADNESS</text:span> denote the top level directory of the MADNESS distribution that you've installed.</text:p>
      <text:h text:style-name="Heading_20_1" text:outline-level="1">From math to C++ to numerical computation</text:h>
      <text:p text:style-name="Text_20_body">This section shows you how to use MADNESS and evaluate a mathematical expression (e.g., from inside Maple or Mathematic. The example code is in the file <text:span text:style-name="T9">MADNESS/src/apps/sininteg.cc</text:span><text:span text:style-name="T3">.</text:span></text:p>
      <text:p text:style-name="Text_20_body">Let’s compute 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9"><draw:frame draw:style-name="fr2" draw:name="Objekt4" text:anchor-type="as-char" svg:width="2.7508in" svg:height="0.4709in" draw:z-index="5"><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20">(<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xml:id="list1639799984" text:style-name="L4">
        <text:list-item>
          <text:p text:style-name="P39">translating the function from math to C++ to be called by MADNESS</text:p>
        </text:list-item>
        <text:list-item>
          <text:p text:style-name="P39">initializing the MADNESS parallel runtime</text:p>
        </text:list-item>
        <text:list-item>
          <text:p text:style-name="P39">initializing the MADNESS numerical environment</text:p>
        </text:list-item>
        <text:list-item>
          <text:p text:style-name="P39">generating a numerical representation from the C++ function</text:p>
        </text:list-item>
        <text:list-item>
          <text:p text:style-name="P39">computing the integral</text:p>
        </text:list-item>
        <text:list-item>
          <text:p text:style-name="P39">printing the result</text:p>
        </text:list-item>
        <text:list-item>
          <text:p text:style-name="P39">terminating the MADNESS parallel runtime</text:p>
        </text:list-item>
        <text:list-item>
          <text:p text:style-name="P39">compiling your program</text:p>
        </text:list-item>
        <text:list-item>
          <text:p text:style-name="P39">running your program</text:p>
        </text:list-item>
      </text:list>
      <text:h text:style-name="Heading_20_2" text:outline-level="2">Step 1 – translating from Math to C++</text:h>
      <text:p text:style-name="Text_20_body">MADNESS generates a numerical representation of a function (<draw:frame draw:style-name="fr2" draw:name="Object1" text:anchor-type="as-char" svg:width="0.3846in" svg:height="0.1917in" draw:z-index="8"><draw:object xlink:href="./Object 4" xlink:type="simple" xlink:show="embed" xlink:actuate="onLoad"/><draw:image xlink:href="./ObjectReplacements/Object 4" xlink:type="simple" xlink:show="embed" xlink:actuate="onLoad"/></draw:frame>) by representing it using its internal, orthonormal basis <draw:frame draw:style-name="fr2" draw:name="Object2" text:anchor-type="as-char" svg:width="0.6346in" svg:height="0.2327in" draw:z-index="9"><draw:object xlink:href="./Object 5" xlink:type="simple" xlink:show="embed" xlink:actuate="onLoad"/><draw:image xlink:href="./ObjectReplacements/Object 5" xlink:type="simple" xlink:show="embed" xlink:actuate="onLoad"/></draw:frame>, see the implementation notes for more detail. Internally, MADNESS has to compute lots of coefficients with respect to the basi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19"><draw:frame draw:style-name="fr2" draw:name="Object3" text:anchor-type="as-char" svg:width="1.4173in" svg:height="0.2508in" draw:z-index="10"><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20">(<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an arbitrary point, and so you must provide MADNESS with a C++ implementation of your function using a standard interface. MADNESS passes to your function the coordinates (an array of the appropriate dimension) and you return the value. For simple functions, a C++ function <text:soft-page-break/>suffices whereas more complicated stuff might require a C++ class (see a subsequent example).</text:p>
      <text:p text:style-name="Text_20_body">For this example, we wish to evaluate the function <draw:frame draw:style-name="fr2" draw:name="Object4" text:anchor-type="as-char" svg:width="0.5063in" svg:height="0.1917in" draw:z-index="11"><draw:object xlink:href="./Object 7" xlink:type="simple" xlink:show="embed" xlink:actuate="onLoad"/><draw:image xlink:href="./ObjectReplacements/Object 7" xlink:type="simple" xlink:show="embed" xlink:actuate="onLoad"/></draw:frame> where <draw:frame draw:style-name="fr2" draw:name="Object5" text:anchor-type="as-char" svg:width="0.1634in" svg:height="0.1839in" draw:z-index="12"><draw:object xlink:href="./Object 8" xlink:type="simple" xlink:show="embed" xlink:actuate="onLoad"/><draw:image xlink:href="./ObjectReplacements/Object 8" xlink:type="simple" xlink:show="embed" xlink:actuate="onLoad"/></draw:frame> is a 1-D coordinate. <text:s/>An example code looks like</text:p>
      <text:p text:style-name="Code">double myf(const coord_1d&amp; r) {</text:p>
      <text:p text:style-name="Code"><text:s text:c="4"/>return std::sin(r[0]);</text:p>
      <text:p text:style-name="Code">}</text:p>
      <text:p text:style-name="Text_20_body">If your function were in 3-D it would be passed a <text:span text:style-name="T9">coord_3d</text:span> that would have 3 elements (0, 1, and 2) that you might interpret as <draw:frame draw:style-name="fr2" draw:name="Object6" text:anchor-type="as-char" svg:width="0.6319in" svg:height="0.1917in" draw:z-index="6"><draw:object xlink:href="./Object 2" xlink:type="simple" xlink:show="embed" xlink:actuate="onLoad"/><draw:image xlink:href="./ObjectReplacements/Object 2" xlink:type="simple" xlink:show="embed" xlink:actuate="onLoad"/></draw:frame> or <draw:frame draw:style-name="fr2" draw:name="Object7" text:anchor-type="as-char" svg:width="0.6402in" svg:height="0.1917in" draw:z-index="7"><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s/>The cleanup code can be used with MADNESS.</text:p>
      <text:p text:style-name="Text_20_body"><text:span text:style-name="T2">Important:</text:span><text:span text:style-name="T1"> </text:span><text:span text:style-name="T5">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5"> MADNESS will call your function from multiple threads in order to use multi-core processors efficiently, so the code for your function should be thread safe. It should not modify static (Fortran keyword </text:span><text:span text:style-name="T10">save</text:span><text:span text:style-name="T5">)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10">MAD_NUM_THREADS</text:span><text:span text:style-name="T5"> set to one.</text:span></text:p>
      <text:p text:style-name="Text_20_body"><text:span text:style-name="T2">Important:</text:span><text:span text:style-name="T6">If you are using the AMD math library acml, do not set the environmental variable OMP_NUM_THREADS or set OMP_NUM_THREADS to 0.</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oft-page-break/><text:s text:c="4"/>return 0;</text:p>
      <text:p text:style-name="Code">}</text:p>
      <text:p text:style-name="Code"/>
      <text:p text:style-name="Text_20_body">The <text:span text:style-name="T9">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9">MPI::Init()</text:span> and <text:span text:style-name="T9">MPI::Finalize(),</text:span> a MADNESS program invokes <text:span text:style-name="T9">madness::initialize()</text:span> and <text:span text:style-name="T9">madness::finalize()</text:span>. The routine <text:span text:style-name="T9">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2" draw:name="Object8" text:anchor-type="as-char" svg:width="0.7256in" svg:height="0.1898in" draw:z-index="2"><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9">Function</text:span> what you are actually doing is making a <text:span text:style-name="T9">FunctionFactory</text:span> associated with a <text:span text:style-name="T9">World</text:span>, overriding defaults inside the factory, and then constructing a function from the factory. The default function is zero, so to make a zero 1D function we would just type</text:p>
      <text:p text:style-name="Code">real_function_1d zero = real_factory_1d(world);</text:p>
      <text:p text:style-name="Code"/>
      <text:p text:style-name="Text_20_body">In the second line, to generate a MADNESS <text:span text:style-name="T9">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9">trace()</text:span> function, c.f.,</text:p>
      <text:p text:style-name="Code"><text:soft-page-break/>double integral = f.trace();</text:p>
      <text:p text:style-name="Code"/>
      <text:p text:style-name="Text_20_body"><text:span text:style-name="T2">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9">All_reduce()</text:span>) is required. Therefore, every process associated with the <text:span text:style-name="T9">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9">print()</text:span> is just a convenience wrapper around <text:span text:style-name="T9">cout &lt;&lt;</text:span> that automatically inserts spaces between elements and a newline at the end.</text:p>
      <text:p text:style-name="Text_20_body"><text:span text:style-name="T2">Important:</text:span><text:span text:style-name="T13"> </text:span>First, read the important point from the section above, and then answer the question “why did we assign the result of <text:span text:style-name="T9">f.trace()</text:span> to a variable and then print its value, instead of just printing the result of <text:span text:style-name="T9">f.trace()</text:span> directly?” At least 90% of hanging parallel programs are due to getting this wrong.</text:p>
      <text:h text:style-name="Heading_20_2" text:outline-level="2">The complete program</text:h>
      <text:p text:style-name="Text_20_body">Your complete program, <text:span text:style-name="T3">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oft-page-break/><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2" draw:name="Object9" text:anchor-type="as-char" svg:width="0.5063in" svg:height="0.1917in" draw:z-index="3"><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9">fred.cc</text:span>, to make the program type</text:p>
      <text:p text:style-name="Text_20_body"><text:span text:style-name="T18">(Makefile.sample doesn't exist yet!)</text:span></text:p>
      <text:p text:style-name="Code">make -f Makefile.sample fred</text:p>
      <text:p text:style-name="Code"/>
      <text:p text:style-name="Text_20_body">where <text:span text:style-name="T9">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text:span><text:span text:style-name="T1">. </text:span>Behind the scenes, MADNESS inquired how many processors or cores were installed in your computer and launched that many threads to perform the work. If you wish to use fewer processors, set the environment variable <text:span text:style-name="T9">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text:soft-page-break/></text:p>
      <text:p text:style-name="P28">This will also work on a shared-memory multicore parallel computer.</text:p>
      <text:h text:style-name="Heading_20_3" text:outline-level="3">On a parallel computer: distributed or shared</text:h>
      <text:p text:style-name="Text_20_body">This is going to vary from system to system. Generically, to run on <text:span text:style-name="T9">N</text:span> nodes you will type something like</text:p>
      <text:p text:style-name="Text_20_body"><text:tab/><text:span text:style-name="T3">mpirun -np N ./fred</text:span></text:p>
      <text:p text:style-name="Code"/>
      <text:p text:style-name="Text_20_body">The devil is in the system-dependent details. We want <text:span text:style-name="T9">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8"/>
      <text:p text:style-name="P12">Please add information on other systems here.</text:p>
      <text:h text:style-name="Heading_20_1" text:outline-level="1">Differentiation, inner products, multiplication – e.g., energy hydrogen atom</text:h>
      <text:p text:style-name="Text_20_body">In this section we describe more complicated operations such as differentiation, inner product and multiplication. </text:p>
      <text:p text:style-name="Text_20_body"/>
      <text:p text:style-name="P13">Differentiation</text:p>
      <text:p text:style-name="Text_20_body">Assume that we have defined a 3-D function <text:span text:style-name="T3">f</text:span><text:span text:style-name="T14">, then differentiating f is accomplished by...</text:span></text:p>
      <text:p text:style-name="P4">Will fill in as the diff codes are checked in....</text:p>
      <text:p text:style-name="P13"><text:span text:style-name="T14"><text:tab/></text:span><text:span text:style-name="T10">static const int NDIM=3;</text:span></text:p>
      <text:p text:style-name="P17"><text:tab/>Tensor&lt;int&gt; bcD(NDIM,2); // declaring a tensor for the BC</text:p>
      <text:p text:style-name="P17"><text:tab/>bcD.fill(0); <text:s/>// setting the BC type to be 0, Dirichlet with f=0 at the boundary</text:p>
      <text:p text:style-name="P17"><text:tab/>BoundaryConds&lt;NDIM&gt; bc(bcD); // setting the definitions of the BC</text:p>
      <text:p text:style-name="P17"><text:tab/>real_function_3d f = real_factory_3d(world).f(V);</text:p>
      <text:p text:style-name="P17"><text:s text:c="9"/>k = </text:p>
      <text:p text:style-name="P17"><text:s text:c="5"/>Derivative&lt;double,3&gt; dx(world, k, x....);</text:p>
      <text:p text:style-name="P16"/>
      <text:p text:style-name="P27"/>
      <text:p text:style-name="P2">In MADNESS we use 0, 1, 2 … to denote differentiation with respect to the first, second, third, <text:soft-page-break/>… variables. <text:s/>The choice of starting from 0 is natural for indexing in C++. <text:s/>For the details on how the derivatives are computed spectrally the reader is referred to the MADNESS implemtation guide and its references.</text:p>
      <text:p text:style-name="P2">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For example, an integer value of 0 specifies a Dirichlet boundary condition of 0. <text:s/>In MADNESS, for a 2-D function f, this is specified by</text:p>
      <text:p text:style-name="P2"/>
      <text:p text:style-name="P2"/>
      <text:p text:style-name="P2"><text:tab/>BoundaryConds&lt;NDIM&gt; bc(bc_</text:p>
      <text:p text:style-name="P2"/>
      <text:p text:style-name="P2">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Integral operators – e.g., solution of Laplace or Poisson’s equations</text:h>
      <text:p text:style-name="Text_20_body">The Poisson equation</text:p>
      <text:p text:style-name="P25"><text:tab/><text:tab/><text:tab/><text:tab/> <text:span text:style-name="T4"><draw:frame draw:style-name="fr3" draw:name="Object36" text:anchor-type="as-char" svg:width="1.011in" svg:height="0.2091in" draw:z-index="4"><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15">rho </text:span><text:span text:style-name="T14">then the Poisson equation can be solved as</text:span></text:p>
      <text:p text:style-name="P14"><text:tab/>real_convolution_3d poisson_op=</text:p>
      <text:p text:style-name="P14"><text:tab/><text:tab/>CoulombOperator&lt;double&gt;(world, k, 0.001, 1.e-6);</text:p>
      <text:p text:style-name="P14"><text:tab/>real_function_3d result = apply(op, rho);</text:p>
      <text:p text:style-name="P2">This is illustrated in many example codes in the directory <text:span text:style-name="T15">MADNESS/src/apps/examples </text:span>(e.g.<text:span text:style-name="T15"> bigboy.cc, bigboy2.cc, dataloadbal.cc, he.cc, h2.cc, interior_dirichlet.cc, laplace_sphere.cc, </text:span>and<text:span text:style-name="T15"> phil.cc.</text:span></text:p>
      <text:p text:style-name="P2">The call to the Coulomb operator builds a low-separation rank approximation (c.f. the implementation notes) of the Green function for the Poisson equation. <text:s/>The approximation is at <text:s/>a radial of distance of 0.001 from the origin to the edge of the box with a precision of 1.e-6.</text:p>
      <text:p text:style-name="P2">If you have more complicated boundary conditions which require single or double layer terms please refer the examples in <text:span text:style-name="T9">interior_dirichlet.cc</text:span> or <text:span text:style-name="T9">laplace_sphere.cc</text:span> for more details.</text:p>
      <text:h text:style-name="Heading_20_1" text:outline-level="1"><text:soft-page-break/>Operations on vectors of functions – e.g., calculating eigen functions</text:h>
      <text:p text:style-name="Text_20_body">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We will illustrate this using vectors of real 3-D functions.</text:p>
      <text:p text:style-name="P10">Method 1: Using LAPACK</text:p>
      <text:p text:style-name="Text_20_body">Often one just want to compute eigenvalues and eigenvectors for a matrix and call an LAPACK routine. <text:s/>This can be accomplished by calling either a real symmetric eigensolver or Hermitian eigensolver. <text:s/>We illustrat with a 10 by 10 Hermitian case. <text:s/>This is in <text:span text:style-name="T9">MADNESS/src/apps/examples/vnuco.cc</text:span>.</text:p>
      <text:p text:style-name="Text_20_body"/>
      <text:p text:style-name="P17">typedef SharedPtr&lt;FunctionFunctorInterface&lt;double_complex,3&gt;&gt; complex_functorT; </text:p>
      <text:p text:style-name="Text_20_body"><text:s text:c="4"/><text:span text:style-name="T9">int nvec=10; <text:s text:c="2"/>Tensor&lt;double_complex&gt; c; </text:span></text:p>
      <text:p text:style-name="P17"><text:s text:c="2"/>Tensor&lt;double&gt; e; </text:p>
      <text:p text:style-name="P17"><text:s text:c="2"/>Tensor&lt;double_complex&gt; H(nvec,nvec);</text:p>
      <text:p text:style-name="P17"><text:s text:c="2"/>Tensor&lt;double_complex&gt; S(nvec,nvec);</text:p>
      <text:p text:style-name="P17"><text:s text:c="2"/>vector&lt;complex_functionT&gt; u; </text:p>
      <text:p text:style-name="P17">...assign some stuff to Hermitian matrices H and S...</text:p>
      <text:p text:style-name="P17"><text:s text:c="2"/>sygv(H, S, 1, c, e); </text:p>
      <text:p text:style-name="P17"><text:span text:style-name="T14">The standard eigensolver call is</text:span> syev. <text:s/><text:span text:style-name="T14">The LAPACK function calls and syntax are described in the </text:span><text:span text:style-name="T9">MADNESS/src/lib/linalg</text:span> <text:span text:style-name="T14">directory</text:span>.</text:p>
      <text:p text:style-name="P17"><text:span text:style-name="T14">Now the eigenvalues are stored in the tensor </text:span>e and the vectors are stored in c. <text:s/></text:p>
      <text:p text:style-name="P17"><text:span text:style-name="T14">Using the MADNESS function</text:span> transform <text:span text:style-name="T14">we can convert the vectors from the LAPACK output format to the multiwavelet representations:</text:span></text:p>
      <text:p text:style-name="P17"><text:span text:style-name="T14"><text:s text:c="8"/></text:span><text:span text:style-name="T9">e = e(Slice(0,nvec-1)); </text:span></text:p>
      <text:p text:style-name="P17"><text:span text:style-name="T9"><text:s text:c="3"/></text:span><text:span text:style-name="T14"><text:s/></text:span><text:span text:style-name="T9">u <text:s/>= transform(world, u, <text:s/>c(_,Slice(0,nvec-1))); </text:span></text:p>
      <text:p text:style-name="P17"><text:span text:style-name="T14">The details on the Slice operation is in</text:span> xxxyyy.</text:p>
      <text:p text:style-name="P5">Method 2: Solving Eigensystem Problems using Tensor, Vectors and Inner Products</text:p>
      <text:p text:style-name="P2"><text:span text:style-name="T12">The above example is a matrix oriented method of forming a matrix and solving an eigensystem problem. <text:s/>In practice one often form the entries of the matrix </text:span><text:span text:style-name="T11">H</text:span><text:span text:style-name="T12"> by using inner products of functions. <text:s/>For example, in quantum mechanics the representation of the Hamiltonian operator with respect to a set of orbitals denoted by vector of functions. <text:s/>We have H and S as before.</text:span></text:p>
      <text:p text:style-name="P40"><text:soft-page-break/>Assume that a vector of complex 3-D functions have been defined. <text:s/>Now the command</text:p>
      <text:p text:style-name="P40">matrix_inner computes a matrix S(i,j) =&lt;u(i), u(j)&gt;.</text:p>
      <text:p text:style-name="P2"><text:span text:style-name="T12"><text:s text:c="12"/></text:span><text:span text:style-name="T11">S = matrix_inner(world, u, u);</text:span></text:p>
      <text:p text:style-name="P2"><text:span text:style-name="T12">More realistic and complicated examples are in </text:span><text:span text:style-name="T11">MADNESS/src/apps/examples/vnucso.cc</text:span><text:span text:style-name="T12"> and in </text:span><text:span text:style-name="T11">MADNESS/src/apps/moldft/moldft.cc</text:span><text:span text:style-name="T12">.</text:span></text:p>
      <text:h text:style-name="Heading_20_1" text:outline-level="1">Moving functions to/from disk</text:h>
      <text:p text:style-name="Text_20_body">It takes at most a couple of lines of code to move a function to/from disk. <text:s/>The example program <text:span text:style-name="T9">functionio.cc</text:span> shows how to do this, and the critical lines are</text:p>
      <text:p text:style-name="P21">ParallelOutputArchive out(world, filename);</text:p>
      <text:p text:style-name="P21">out &amp; f &amp; g &amp; h;</text:p>
      <text:p text:style-name="P21">ParallelInputArchive input(world, filename);</text:p>
      <text:p text:style-name="P21">input &amp; f &amp; g &amp; h;</text:p>
      <text:p text:style-name="P21"/>
      <text:p text:style-name="Text_20_body">Here, <text:span text:style-name="T9">f</text:span>, <text:span text:style-name="T9">g</text:span>, and <text:span text:style-name="T9">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9">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9">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9">.dx</text:span>” file) and Paraview (in a VTK file), and line plots in a text format suitable for nearly any tool (e.g., <text:s/>gnuplot or xmgrace).</text:p>
      <text:p text:style-name="Text_20_body">Note that the program <text:span text:style-name="T9">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text:soft-page-break/>file (<text:span text:style-name="T9">vizit.cfg</text:span>) <text:s/>and a network file (<text:span text:style-name="T9">vizit.net</text:span>) can be found in the <text:span text:style-name="T9">MADNESS/src/apps/moldft</text:span> directory. <text:s/>Here are some details on creating your own <text:span text:style-name="T9">dx</text:span> files.</text:p>
      <text:p text:style-name="Text_20_body">Given any MADNESS function <text:span text:style-name="T9">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9">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9">f</text:span> and <text:span text:style-name="T9">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Code"/>
      <text:p text:style-name="P27"/>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text:soft-page-break/>of points (<text:span text:style-name="T1">npts)</text:span> in each dimension to evaluate.</text:p>
      <text:p text:style-name="Text_20_body"><text:span text:style-name="T13">Note: </text:span>At this time, MADNESS evaluates the functions at equally spaced points between <text:span text:style-name="T1">plotlo </text:span><text:span text:style-name="T5">and </text:span><text:span text:style-name="T1">plothi</text:span><text:span text:style-name="T5">. <text:s/></text:span></text:p>
      <text:p text:style-name="P8">After the above four quantities have been defined, three functions must be called:</text:p>
      <text:p text:style-name="P29"><text:tab/><text:span text:style-name="T9">plotvtk_begin</text:span> : Writes the VTK boilerplate header information</text:p>
      <text:p text:style-name="Text_20_Body"><text:span text:style-name="T5"><text:tab/></text:span><text:span text:style-name="T10">plotvtk_data</text:span><text:span text:style-name="T5"> : Evaluates and writes the MADNESS function at </text:span><text:span text:style-name="T1">npts</text:span></text:p>
      <text:p text:style-name="P29"><text:tab/><text:span text:style-name="T9">plotvtk_end</text:span> : Writes the VTK boilerplate footer information</text:p>
      <text:p text:style-name="P9"/>
      <text:p text:style-name="Text_20_body"><text:span text:style-name="T7">Note: </text:span><text:span text:style-name="T6">Currently, the function evaluation in plotvtk_data is done in serial.</text:span><text:span text:style-name="T5"> <text:s/></text:span></text:p>
      <text:p text:style-name="Text_20_Body"><text:span text:style-name="T5">An example of code for plotting two two-dimensional functions </text:span><text:span text:style-name="T1">u</text:span><text:span text:style-name="T5"> and </text:span><text:span text:style-name="T1">v</text:span><text:span text:style-name="T5"> is as follows in a [0,1]</text:span><text:span text:style-name="T17">2</text:span><text:span text:style-name="T5"> box with 101 points is as follows:</text:span></text:p>
      <text:p text:style-name="P30"><text:s text:c="4"/><text:span text:style-name="T9">char filename[100];</text:span></text:p>
      <text:p text:style-name="P31"><text:s text:c="4"/>sprintf(filename, "output.vts"); <text:s/>// Defines the filename</text:p>
      <text:p text:style-name="P31"><text:s text:c="4"/>Vector&lt;double, 2&gt; plotlo, plothi; // Box dimensions</text:p>
      <text:p text:style-name="P31"><text:s text:c="4"/>Vector&lt;long, 2&gt; npts; <text:s text:c="12"/>// Num points in each dim <text:s text:c="5"/></text:p>
      <text:p text:style-name="P31"><text:s text:c="4"/>for(int i = 0; i &lt; 2; ++i) {</text:p>
      <text:p text:style-name="P31"><text:s text:c="12"/>plotlo[i] = 0.0;</text:p>
      <text:p text:style-name="P31"><text:s text:c="12"/>plothi[i] = 1.0;</text:p>
      <text:p text:style-name="P31"><text:s text:c="12"/>npts[i] <text:s text:c="2"/>= 101;</text:p>
      <text:p text:style-name="P31"><text:s text:c="4"/>}</text:p>
      <text:p text:style-name="P31"><text:s text:c="4"/>plotvtk_begin(world, filename, plotlo, plothi, npts);</text:p>
      <text:p text:style-name="P31"><text:s text:c="4"/>plotvtk_data(u, "u", world, filename, plotlo, plothi, npts);</text:p>
      <text:p text:style-name="P31"><text:s text:c="4"/>plotvtk_data(v, "v", world, filename, plotlo, plothi, npts);</text:p>
      <text:p text:style-name="P31"><text:s text:c="4"/>plotvtk_end&lt;3&gt;(world, filename);</text:p>
      <text:p text:style-name="Text_20_body"/>
      <text:p text:style-name="Text_20_body"><text:span text:style-name="T7">Note:</text:span><text:span text:style-name="T6"> An arbitrary number of MADNESS files may be written to a single file. <text:s/>Two are shown above for demonstrative purposes; however, plotvtk_data may be called multiple times between plotvtk_begin and plotvtk_end function calls</text:span>.</text:p>
      <text:p text:style-name="P10">Note:<text:span text:style-name="T12"> For time-dependent simulations, the above code can be included within the time step loop. <text:s/>The user should then consider appending the filename with the timestep number and create Ntimestep files, each containing one increment of time.</text:span></text:p>
      <text:p text:style-name="P26">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text:soft-page-break/>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p text:style-name="Text_20_body"><text:s text:c="2"/>- static and driven by the distribution of data, </text:p>
      <text:p text:style-name="Text_20_body"><text:s text:c="2"/>- dynamic via random assignment of work, and </text:p>
      <text:p text:style-name="Text_20_body"><text:s text:c="2"/>- dynamic via work stealing (currently only in prototype). </text:p>
      <text:p text:style-name="Text_20_body">Until the work stealing becomes production quality we must exploit the first two forms. <text:s/>The random work assignment is controlled by options in the FunctionDefaults class. </text:p>
      <text:p text:style-name="Text_20_body"><text:s text:c="2"/>- <text:span text:style-name="T9">FunctionDefaults::set_apply_randomize(bool)</text:span> controls the use of randomization in applying integral (convolution) operators. It is typically beneficial when computing to medium/high precision. </text:p>
      <text:p text:style-name="Text_20_body"><text:s/>- <text:span text:style-name="T9">FunctionDefaults::set_project_randomize(bool)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p text:style-name="P41">The process map (an instance of <text:span text:style-name="T9">WorldDCPmapInterfac</text:span>e) controls mapping of data to processors and it is actually quite easy to write your own (e.g., see <text:span text:style-name="T9">WorldDCDefaultPmap</text:span> or <text:span text:style-name="T9">LevelPmap</text:span>) that ensure uniform data distribution. <text:s/>However, you also seek to incorporate estimates of the computational cost into the distribution. <text:s/>The class <text:span text:style-name="T9">LBDeuxPmap</text:span> (deux since it is the second such class) in <text:span text:style-name="T9">MADNESS/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9">MADNESS/src/apps/examples/dataloadbal.cc </text:span><text:span text:style-name="T19">illustrates how the discussions in this section can be applied.</text:span></text:p>
      <text:h text:style-name="Heading_20_1" text:outline-level="1"><text:soft-page-break/>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8">In many situations the integral operator associated to the differential operator have an analytic kernel. <text:s/>The simplest examples are the convolution operators. <text:s/>In figure (4) the free space Poisson equation is converted to a convolution with the Poisson (or Coulomb) kernel, the Schrodinger equation with potential V is converted to a Lippman-Schwinger equation using the bound-state Helmholtz kernel, and the last example applies Duhamel's principle to write a time dependent differential equation with linear <text:s/>operator <text:span text:style-name="T9">L</text:span> and a non-linear operator <text:span text:style-name="T9">N </text:span><text:span text:style-name="T19">as an semi-group equation (ref. Lots of places Kato, ...).</text:span></text:p>
      <table:table table:name="Table3" table:style-name="Table3">
        <table:table-column table:style-name="Table3.A"/>
        <table:table-column table:style-name="Table3.B"/>
        <table:table-header-rows>
          <table:table-row>
            <table:table-cell table:style-name="Table3.A1" office:value-type="string">
              <text:p text:style-name="P19"><draw:frame draw:style-name="fr2"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20">(<text:sequence text:ref-name="refText3" text:name="Text" text:formula="ooow:Text+1" style:num-format="1">4</text:sequence>)</text:p>
            </table:table-cell>
          </table:table-row>
        </table:table-header-rows>
      </table:table>
      <text:p text:style-name="Text_20_body">(caption: 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ext:soft-page-break/>
          <table:table-row>
            <table:table-cell table:style-name="Table4.A1" office:value-type="string">
              <text:p text:style-name="P19"><draw:frame draw:style-name="fr2" draw:name="Object13" text:anchor-type="as-char" svg:width="1.3307in" svg:height="0.4402in" draw:z-index="14"><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20">(<text:sequence text:ref-name="refText4" text:name="Text" text:formula="ooow:Text+1" style:num-format="1">5</text:sequence>)</text:p>
            </table:table-cell>
          </table:table-row>
        </table:table-header-rows>
      </table:table>
      <text:p text:style-name="Text_20_body">The effect of the Laplacian is to greatly amplify high frequencies <draw:frame draw:style-name="fr2" draw:name="Object38" text:anchor-type="as-char" svg:width="0.2102in" svg:height="0.1839in" draw:z-index="15"><draw:object xlink:href="./Object 38" xlink:type="simple" xlink:show="embed" xlink:actuate="onLoad"/><draw:image xlink:href="./ObjectReplacements/Object 38" xlink:type="simple" xlink:show="embed" xlink:actuate="onLoad"/></draw:frame>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2" draw:name="Object12" text:anchor-type="as-char" svg:width="0.1598in" svg:height="0.1839in" draw:z-index="23"><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2" draw:name="Object14" text:anchor-type="as-char" svg:width="0.3016in" svg:height="0.1839in" draw:z-index="24"><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able:table-row>
            <table:table-cell table:style-name="Table5.A1" office:value-type="string">
              <text:p text:style-name="P19"><draw:frame draw:style-name="fr2" draw:name="Object18" text:anchor-type="as-char" svg:width="1.878in" svg:height="0.2311in" draw:z-index="25"><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20">(<text:sequence text:ref-name="refText5" text:name="Text" text:formula="ooow:Text+1" style:num-format="1">6</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9"><draw:frame draw:style-name="fr2" draw:name="Object15" text:anchor-type="as-char" svg:width="2.1272in" svg:height="0.3925in" draw:z-index="26"><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20">(<text:sequence text:ref-name="refText6" text:name="Text" text:formula="ooow:Text+1" style:num-format="1">7</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9"><draw:frame draw:style-name="fr2" draw:name="Object16" text:anchor-type="as-char" svg:width="4.8571in" svg:height="0.5008in" draw:z-index="27"><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20">(<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28"><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text:soft-page-break/>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29"><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30"><draw:object xlink:href="./Object 28" xlink:type="simple" xlink:show="embed" xlink:actuate="onLoad"/><draw:image xlink:href="./ObjectReplacements/Object 28" xlink:type="simple" xlink:show="embed" xlink:actuate="onLoad"/></draw:frame> where <draw:frame draw:style-name="fr2" draw:name="Object24" text:anchor-type="as-char" svg:width="0.4335in" svg:height="0.1917in" draw:z-index="31"><draw:object xlink:href="./Object 29" xlink:type="simple" xlink:show="embed" xlink:actuate="onLoad"/><draw:image xlink:href="./ObjectReplacements/Object 29" xlink:type="simple" xlink:show="embed" xlink:actuate="onLoad"/></draw:frame> is a MADNESS function and <draw:frame draw:style-name="fr2" draw:name="Object25" text:anchor-type="as-char" svg:width="0.4in" svg:height="0.1917in" draw:z-index="32"><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9"><draw:frame draw:style-name="fr2" draw:name="Object26" text:anchor-type="as-char" svg:width="1.3035in" svg:height="0.4236in" draw:z-index="33"><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20">(<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1.0201in" svg:height="0.1917in" draw:z-index="34"><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9"><draw:frame draw:style-name="fr2" draw:name="Object28" text:anchor-type="as-char" svg:width="3.5138in" svg:height="1.4283in" draw:z-index="35"><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20">(<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36"><draw:object xlink:href="./Object 34" xlink:type="simple" xlink:show="embed" xlink:actuate="onLoad"/><draw:image xlink:href="./ObjectReplacements/Object 34" xlink:type="simple" xlink:show="embed" xlink:actuate="onLoad"/></draw:frame> coincides with its argument for <draw:frame draw:style-name="fr2" draw:name="Object30" text:anchor-type="as-char" svg:width="0.4264in" svg:height="0.2083in" draw:z-index="37"><draw:object xlink:href="./Object 35" xlink:type="simple" xlink:show="embed" xlink:actuate="onLoad"/><draw:image xlink:href="./ObjectReplacements/Object 35" xlink:type="simple" xlink:show="embed" xlink:actuate="onLoad"/></draw:frame> and for smaller values smoothly switches to a minimum value of <draw:frame draw:style-name="fr2" draw:name="Object31" text:anchor-type="as-char" svg:width="0.2098in" svg:height="0.2083in" draw:z-index="38"><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2" draw:name="Object20" text:anchor-type="as-char" svg:width="0.7484in" svg:height="0.1917in" draw:z-index="1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2" draw:name="Object21" text:anchor-type="as-char" svg:width="0.1862in" svg:height="0.1839in" draw:z-index="17"><draw:object xlink:href="./Object 15" xlink:type="simple" xlink:show="embed" xlink:actuate="onLoad"/><draw:image xlink:href="./ObjectReplacements/Object 15" xlink:type="simple" xlink:show="embed" xlink:actuate="onLoad"/></draw:frame>, the number of coefficients will be <draw:frame draw:style-name="fr2" draw:name="Object22" text:anchor-type="as-char" svg:width="0.8181in" svg:height="0.2602in" draw:z-index="18"><draw:object xlink:href="./Object 16" xlink:type="simple" xlink:show="embed" xlink:actuate="onLoad"/><draw:image xlink:href="./ObjectReplacements/Object 16" xlink:type="simple" xlink:show="embed" xlink:actuate="onLoad"/></draw:frame> (where <draw:frame draw:style-name="fr2" draw:name="Object32" text:anchor-type="as-char" svg:width="0.1602in" svg:height="0.1839in" draw:z-index="19"><draw:object xlink:href="./Object 17" xlink:type="simple" xlink:show="embed" xlink:actuate="onLoad"/><draw:image xlink:href="./ObjectReplacements/Object 17" xlink:type="simple" xlink:show="embed" xlink:actuate="onLoad"/></draw:frame> is the multiwaveler or polynomial order). For <draw:frame draw:style-name="fr2" draw:name="Object33" text:anchor-type="as-char" svg:width="0.6602in" svg:height="0.1839in" draw:z-index="20"><draw:object xlink:href="./Object 18" xlink:type="simple" xlink:show="embed" xlink:actuate="onLoad"/><draw:image xlink:href="./ObjectReplacements/Object 18" xlink:type="simple" xlink:show="embed" xlink:actuate="onLoad"/></draw:frame>, <draw:frame draw:style-name="fr2" draw:name="Object34" text:anchor-type="as-char" svg:width="0.4811in" svg:height="0.1839in" draw:z-index="21"><draw:object xlink:href="./Object 19" xlink:type="simple" xlink:show="embed" xlink:actuate="onLoad"/><draw:image xlink:href="./ObjectReplacements/Object 19" xlink:type="simple" xlink:show="embed" xlink:actuate="onLoad"/></draw:frame> and <draw:frame draw:style-name="fr2" draw:name="Object35" text:anchor-type="as-char" svg:width="0.4339in" svg:height="0.1839in" draw:z-index="2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9">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text:soft-page-break/>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9">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9">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9">POOL_NTHREAD</text:span> (deprecated) – Specifies the number of threads in the compute pool. New users should set <text:span text:style-name="T9">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3">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9</text:page-number></text:p>
      </style:footer>
    </style:master-page>
    <style:master-page style:name="Right_20_Page" style:display-name="Right Page" style:page-layout-name="Mpm3" style:next-style-name="Left_20_Page">
      <style:footer>
        <text:p text:style-name="MP1"><text:page-number text:select-page="current">19</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9</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7-08-23T10:11:33</meta:creation-date>
    <dc:creator>J Hill</dc:creator>
    <dc:date>2010-01-13T16:02:52</dc:date>
    <meta:editing-cycles>192</meta:editing-cycles>
    <meta:editing-duration>PT211H33M41S</meta:editing-duration>
    <meta:document-statistic meta:table-count="10" meta:image-count="1" meta:object-count="38" meta:page-count="21" meta:paragraph-count="360" meta:word-count="6229" meta:character-count="400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